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856">
            <text:p>185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528">
            <text:p>152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976">
            <text:p>197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2005">
            <text:p>200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537">
            <text:p>153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2066">
            <text:p>206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265">
            <text:p>126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826">
            <text:p>182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1186">
            <text:p>118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637">
            <text:p>637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7:52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